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65cm" fo:min-width="6.8cm"/>
    </style:style>
    <style:style style:name="gr2" style:family="graphic" style:parent-style-name="standard">
      <style:graphic-properties draw:stroke="none" svg:stroke-color="#000000" draw:fill="none" draw:fill-color="#ffffff" fo:min-height="0.556cm"/>
    </style:style>
    <style:style style:name="gr3" style:family="graphic" style:parent-style-name="objectwithoutfill">
      <style:graphic-properties svg:stroke-color="#000000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4.5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6.45cm" fo:min-width="7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objectwithoutfill">
      <style:graphic-properties draw:stroke="dash" draw:stroke-dash="Fine_20_Dashed" svg:stroke-color="#000000" draw:marker-end="Short_20_line_20_Arrow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.65cm"/>
    </style:style>
    <style:style style:name="gr9" style:family="graphic" style:parent-style-name="standard">
      <style:graphic-properties draw:stroke="none" svg:stroke-color="#000000" draw:fill="none" draw:fill-color="#ffffff" fo:min-height="1.111cm"/>
    </style:style>
    <style:style style:name="gr10" style:family="graphic" style:parent-style-name="objectwithoutfill">
      <style:graphic-properties svg:stroke-color="#000000" draw:marker-start="" draw:marker-end="Square_20_45_20_unfilled" svg:stroke-opacity="70%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3cm" svg:height="5.9cm" svg:x="1.6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4cm" svg:height="0.806cm" svg:x="2.7cm" svg:y="1.527cm">
          <draw:text-box>
            <text:p><text:span text:style-name="T1">Interface «Point2D»</text:span></text:p>
          </draw:text-box>
        </draw:frame>
        <draw:line draw:style-name="gr3" draw:text-style-name="P3" draw:layer="layout" svg:x1="1.6cm" svg:y1="2.2cm" svg:x2="8.9cm" svg:y2="2.2cm">
          <text:p/>
        </draw:line>
        <draw:frame draw:style-name="gr4" draw:text-style-name="P2" draw:layer="layout" svg:width="7.1cm" svg:height="4.8cm" svg:x="1.7cm" svg:y="2.3cm">
          <draw:text-box>
            <text:p><text:span text:style-name="T1">+getDistance():double</text:span></text:p>
            <text:p><text:span text:style-name="T1">+setX():void</text:span></text:p>
            <text:p><text:span text:style-name="T1">+setY():void</text:span></text:p>
            <text:p><text:span text:style-name="T1">+getX():double</text:span></text:p>
            <text:p><text:span text:style-name="T1">+getY():double</text:span></text:p>
            <text:p><text:span text:style-name="T1">+move():void</text:span></text:p>
            <text:p><text:span text:style-name="T1">+translate():void</text:span></text:p>
            <text:p><text:span text:style-name="T1">+equals():boolean</text:span></text:p>
          </draw:text-box>
        </draw:frame>
        <draw:custom-shape draw:style-name="gr1" draw:text-style-name="P1" draw:layer="layout" svg:width="7.3cm" svg:height="5.9cm" svg:x="1.6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4cm" svg:height="0.806cm" svg:x="2.7cm" svg:y="1.527cm">
          <draw:text-box>
            <text:p><text:span text:style-name="T1">Interface «Point2D»</text:span></text:p>
          </draw:text-box>
        </draw:frame>
        <draw:line draw:style-name="gr3" draw:text-style-name="P3" draw:layer="layout" svg:x1="1.6cm" svg:y1="2.2cm" svg:x2="8.9cm" svg:y2="2.2cm">
          <text:p/>
        </draw:line>
        <draw:frame draw:style-name="gr4" draw:text-style-name="P2" draw:layer="layout" svg:width="7.1cm" svg:height="4.8cm" svg:x="1.7cm" svg:y="2.3cm">
          <draw:text-box>
            <text:p><text:span text:style-name="T1">+getDistance():double</text:span></text:p>
            <text:p><text:span text:style-name="T1">+setX():void</text:span></text:p>
            <text:p><text:span text:style-name="T1">+setY():void</text:span></text:p>
            <text:p><text:span text:style-name="T1">+getX():double</text:span></text:p>
            <text:p><text:span text:style-name="T1">+getY():double</text:span></text:p>
            <text:p><text:span text:style-name="T1">+move():void</text:span></text:p>
            <text:p><text:span text:style-name="T1">+translate():void</text:span></text:p>
            <text:p><text:span text:style-name="T1">+equals():boolean</text:span></text:p>
          </draw:text-box>
        </draw:frame>
        <draw:custom-shape draw:style-name="gr1" draw:text-style-name="P1" draw:layer="layout" svg:width="7.3cm" svg:height="5.9cm" svg:x="1.6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4cm" svg:height="0.806cm" svg:x="2.7cm" svg:y="1.527cm">
          <draw:text-box>
            <text:p><text:span text:style-name="T1">Interface «Point2D»</text:span></text:p>
          </draw:text-box>
        </draw:frame>
        <draw:line draw:style-name="gr3" draw:text-style-name="P3" draw:layer="layout" svg:x1="1.6cm" svg:y1="2.2cm" svg:x2="8.9cm" svg:y2="2.2cm">
          <text:p/>
        </draw:line>
        <draw:frame draw:style-name="gr4" draw:text-style-name="P2" draw:layer="layout" svg:width="7.1cm" svg:height="4.8cm" svg:x="1.7cm" svg:y="2.3cm">
          <draw:text-box>
            <text:p><text:span text:style-name="T1">+getDistance():double</text:span></text:p>
            <text:p><text:span text:style-name="T1">+setX():void</text:span></text:p>
            <text:p><text:span text:style-name="T1">+setY():void</text:span></text:p>
            <text:p><text:span text:style-name="T1">+getX():double</text:span></text:p>
            <text:p><text:span text:style-name="T1">+getY():double</text:span></text:p>
            <text:p><text:span text:style-name="T1">+move():void</text:span></text:p>
            <text:p><text:span text:style-name="T1">+translate():void</text:span></text:p>
            <text:p><text:span text:style-name="T1">+equals():boolean</text:span></text:p>
          </draw:text-box>
        </draw:frame>
        <draw:custom-shape draw:style-name="gr1" draw:text-style-name="P1" draw:layer="layout" svg:width="7.3cm" svg:height="5.9cm" svg:x="1.6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4cm" svg:height="0.806cm" svg:x="2.7cm" svg:y="1.527cm">
          <draw:text-box>
            <text:p><text:span text:style-name="T1">Interface «Currency»</text:span></text:p>
          </draw:text-box>
        </draw:frame>
        <draw:line draw:style-name="gr3" draw:text-style-name="P3" draw:layer="layout" svg:x1="1.6cm" svg:y1="2.2cm" svg:x2="8.9cm" svg:y2="2.2cm">
          <text:p/>
        </draw:line>
        <draw:frame draw:style-name="gr4" draw:text-style-name="P2" draw:layer="layout" svg:width="7.9cm" svg:height="4.8cm" svg:x="1.4cm" svg:y="2.1cm">
          <draw:text-box>
            <text:p><text:span text:style-name="T1">+getValue():float</text:span></text:p>
            <text:p><text:span text:style-name="T1">+getDenomination:Denomination</text:span></text:p>
            <text:p><text:span text:style-name="T1">+getCreateCalendar():Calendar</text:span></text:p>
            <text:p><text:span text:style-name="T1"/></text:p>
          </draw:text-box>
        </draw:frame>
        <draw:custom-shape draw:style-name="gr5" draw:text-style-name="P1" draw:layer="layout" svg:width="7.5cm" svg:height="6.7cm" svg:x="1.3cm" svg:y="8.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.3cm" svg:y1="10.2cm" svg:x2="8.8cm" svg:y2="10.2cm">
          <text:p/>
        </draw:line>
        <draw:frame draw:style-name="gr6" draw:text-style-name="P2" draw:layer="layout" svg:width="4.4cm" svg:height="1cm" svg:x="3.2cm" svg:y="9.2cm">
          <draw:text-box>
            <text:p><text:span text:style-name="T1">CurrencyImpl</text:span></text:p>
          </draw:text-box>
        </draw:frame>
        <draw:line draw:style-name="gr7" draw:text-style-name="P3" draw:layer="layout" svg:x1="5cm" svg:y1="9cm" svg:x2="5cm" svg:y2="7.2cm">
          <text:p/>
        </draw:line>
        <draw:frame draw:style-name="gr8" draw:text-style-name="P2" draw:layer="layout" svg:width="7.4cm" svg:height="1.916cm" svg:x="1.2cm" svg:y="10.284cm">
          <draw:text-box>
            <text:p><text:span text:style-name="T1">-value:float</text:span></text:p>
            <text:p><text:span text:style-name="T1">-denomination:Denomination</text:span></text:p>
            <text:p><text:span text:style-name="T1">-createDate:Calendar</text:span></text:p>
          </draw:text-box>
        </draw:frame>
        <draw:line draw:style-name="gr3" draw:text-style-name="P3" draw:layer="layout" svg:x1="1.3cm" svg:y1="12.5cm" svg:x2="8.8cm" svg:y2="12.5cm">
          <text:p/>
        </draw:line>
        <draw:frame draw:style-name="gr8" draw:text-style-name="P2" draw:layer="layout" svg:width="7.4cm" svg:height="1.9cm" svg:x="1.3cm" svg:y="12.584cm">
          <draw:text-box>
            <text:p><text:span text:style-name="T1">+toString():String</text:span></text:p>
            <text:p><text:span text:style-name="T1">+equals():boolean</text:span></text:p>
          </draw:text-box>
        </draw:frame>
        <draw:custom-shape draw:style-name="gr1" draw:text-style-name="P1" draw:layer="layout" svg:width="7.3cm" svg:height="5.9cm" svg:x="12.1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4cm" svg:height="0.806cm" svg:x="13.2cm" svg:y="1.527cm">
          <draw:text-box>
            <text:p><text:span text:style-name="T1">Interface «Point2D»</text:span></text:p>
          </draw:text-box>
        </draw:frame>
        <draw:line draw:style-name="gr3" draw:text-style-name="P3" draw:layer="layout" svg:x1="12.1cm" svg:y1="2.2cm" svg:x2="19.4cm" svg:y2="2.2cm">
          <text:p/>
        </draw:line>
        <draw:frame draw:style-name="gr4" draw:text-style-name="P2" draw:layer="layout" svg:width="7.1cm" svg:height="4.8cm" svg:x="12.2cm" svg:y="2.3cm">
          <draw:text-box>
            <text:p><text:span text:style-name="T1">+getDistance():double</text:span></text:p>
            <text:p><text:span text:style-name="T1">+setX():void</text:span></text:p>
            <text:p><text:span text:style-name="T1">+setY():void</text:span></text:p>
            <text:p><text:span text:style-name="T1">+getX():double</text:span></text:p>
            <text:p><text:span text:style-name="T1">+getY():double</text:span></text:p>
            <text:p><text:span text:style-name="T1">+move():void</text:span></text:p>
            <text:p><text:span text:style-name="T1">+translate():void</text:span></text:p>
            <text:p><text:span text:style-name="T1">+equals():boolean</text:span></text:p>
          </draw:text-box>
        </draw:frame>
        <draw:custom-shape draw:style-name="gr1" draw:text-style-name="P1" draw:layer="layout" svg:width="7.3cm" svg:height="5.9cm" svg:x="12.1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4cm" svg:height="0.806cm" svg:x="13.2cm" svg:y="1.527cm">
          <draw:text-box>
            <text:p><text:span text:style-name="T1">Interface «Point2D»</text:span></text:p>
          </draw:text-box>
        </draw:frame>
        <draw:line draw:style-name="gr3" draw:text-style-name="P3" draw:layer="layout" svg:x1="12.1cm" svg:y1="2.2cm" svg:x2="19.4cm" svg:y2="2.2cm">
          <text:p/>
        </draw:line>
        <draw:frame draw:style-name="gr4" draw:text-style-name="P2" draw:layer="layout" svg:width="7.1cm" svg:height="4.8cm" svg:x="12.2cm" svg:y="2.3cm">
          <draw:text-box>
            <text:p><text:span text:style-name="T1">+getDistance():double</text:span></text:p>
            <text:p><text:span text:style-name="T1">+setX():void</text:span></text:p>
            <text:p><text:span text:style-name="T1">+setY():void</text:span></text:p>
            <text:p><text:span text:style-name="T1">+getX():double</text:span></text:p>
            <text:p><text:span text:style-name="T1">+getY():double</text:span></text:p>
            <text:p><text:span text:style-name="T1">+move():void</text:span></text:p>
            <text:p><text:span text:style-name="T1">+translate():void</text:span></text:p>
            <text:p><text:span text:style-name="T1">+equals():boolean</text:span></text:p>
          </draw:text-box>
        </draw:frame>
        <draw:custom-shape draw:style-name="gr1" draw:text-style-name="P1" draw:layer="layout" svg:width="7.3cm" svg:height="5.9cm" svg:x="12.1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5.4cm" svg:height="0.806cm" svg:x="13.2cm" svg:y="1.527cm">
          <draw:text-box>
            <text:p><text:span text:style-name="T1">Interface «Point2D»</text:span></text:p>
          </draw:text-box>
        </draw:frame>
        <draw:line draw:style-name="gr3" draw:text-style-name="P3" draw:layer="layout" svg:x1="12.1cm" svg:y1="2.2cm" svg:x2="19.4cm" svg:y2="2.2cm">
          <text:p/>
        </draw:line>
        <draw:frame draw:style-name="gr4" draw:text-style-name="P2" draw:layer="layout" svg:width="7.1cm" svg:height="4.8cm" svg:x="12.2cm" svg:y="2.3cm">
          <draw:text-box>
            <text:p><text:span text:style-name="T1">+getDistance():double</text:span></text:p>
            <text:p><text:span text:style-name="T1">+setX():void</text:span></text:p>
            <text:p><text:span text:style-name="T1">+setY():void</text:span></text:p>
            <text:p><text:span text:style-name="T1">+getX():double</text:span></text:p>
            <text:p><text:span text:style-name="T1">+getY():double</text:span></text:p>
            <text:p><text:span text:style-name="T1">+move():void</text:span></text:p>
            <text:p><text:span text:style-name="T1">+translate():void</text:span></text:p>
            <text:p><text:span text:style-name="T1">+equals():boolean</text:span></text:p>
          </draw:text-box>
        </draw:frame>
        <draw:custom-shape draw:style-name="gr1" draw:text-style-name="P1" draw:layer="layout" svg:width="7.3cm" svg:height="5.9cm" svg:x="12.1cm" svg:y="1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" draw:layer="layout" svg:width="6.4cm" svg:height="1.361cm" svg:x="12.7cm" svg:y="1.439cm">
          <draw:text-box>
            <text:p><text:span text:style-name="T1">Interface «Denominaion»</text:span></text:p>
          </draw:text-box>
        </draw:frame>
        <draw:line draw:style-name="gr3" draw:text-style-name="P3" draw:layer="layout" svg:x1="12.1cm" svg:y1="2.2cm" svg:x2="19.4cm" svg:y2="2.2cm">
          <text:p/>
        </draw:line>
        <draw:frame draw:style-name="gr4" draw:text-style-name="P2" draw:layer="layout" svg:width="7.9cm" svg:height="4.8cm" svg:x="11.9cm" svg:y="2.1cm">
          <draw:text-box>
            <text:p><text:span text:style-name="T1">+getDescription():String</text:span></text:p>
            <text:p><text:span text:style-name="T1">+getName():String</text:span></text:p>
            <text:p><text:span text:style-name="T1">+getSymbol():String</text:span></text:p>
            <text:p><text:span text:style-name="T1"/></text:p>
          </draw:text-box>
        </draw:frame>
        <draw:custom-shape draw:style-name="gr5" draw:text-style-name="P1" draw:layer="layout" svg:width="7.5cm" svg:height="6.7cm" svg:x="12.1cm" svg:y="8.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2.1cm" svg:y1="10.2cm" svg:x2="19.6cm" svg:y2="10.2cm">
          <text:p/>
        </draw:line>
        <draw:frame draw:style-name="gr9" draw:text-style-name="P2" draw:layer="layout" svg:width="5.3cm" svg:height="1.361cm" svg:x="13.3cm" svg:y="9.2cm">
          <draw:text-box>
            <text:p><text:span text:style-name="T1">DenominationImpl</text:span></text:p>
          </draw:text-box>
        </draw:frame>
        <draw:frame draw:style-name="gr8" draw:text-style-name="P2" draw:layer="layout" svg:width="7.4cm" svg:height="1.916cm" svg:x="12cm" svg:y="10.284cm">
          <draw:text-box>
            <text:p><text:span text:style-name="T1">-name:String</text:span></text:p>
            <text:p><text:span text:style-name="T1">-description:String</text:span></text:p>
            <text:p><text:span text:style-name="T1">-symbol:String</text:span></text:p>
          </draw:text-box>
        </draw:frame>
        <draw:line draw:style-name="gr3" draw:text-style-name="P3" draw:layer="layout" svg:x1="12.1cm" svg:y1="12.5cm" svg:x2="19.6cm" svg:y2="12.5cm">
          <text:p/>
        </draw:line>
        <draw:frame draw:style-name="gr8" draw:text-style-name="P2" draw:layer="layout" svg:width="7.4cm" svg:height="1.9cm" svg:x="12.1cm" svg:y="12.584cm">
          <draw:text-box>
            <text:p><text:span text:style-name="T1">+toString():String</text:span></text:p>
            <text:p><text:span text:style-name="T1">+equals():boolean</text:span></text:p>
          </draw:text-box>
        </draw:frame>
        <draw:line draw:style-name="gr7" draw:text-style-name="P3" draw:layer="layout" svg:x1="15.9cm" svg:y1="8.9cm" svg:x2="15.9cm" svg:y2="7.1cm">
          <text:p/>
        </draw:line>
        <draw:line draw:style-name="gr10" draw:text-style-name="P3" draw:layer="layout" svg:x1="12.1cm" svg:y1="11.5cm" svg:x2="8.8cm" svg:y2="11.5cm">
          <text:p/>
        </draw:line>
        <draw:frame draw:style-name="gr11" draw:text-style-name="P2" draw:layer="layout" svg:width="1cm" svg:height="0.9cm" svg:x="8.8cm" svg:y="11.6cm">
          <draw:text-box>
            <text:p text:style-name="P4"><text:span text:style-name="T1">1</text:span></text:p>
          </draw:text-box>
        </draw:frame>
        <draw:frame draw:style-name="gr11" draw:text-style-name="P2" draw:layer="layout" svg:width="1cm" svg:height="0.9cm" svg:x="11.1cm" svg:y="11.6cm">
          <draw:text-box>
            <text:p text:style-name="P4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amond" svg:viewBox="0 0 3000 6000" svg:d="M1500 0l1500 3000-1500 3000-1500-3000z"/>
    <draw:marker draw:name="Short_20_line_20_Arrow" draw:display-name="Short line Arrow" svg:viewBox="0 0 3000 3000" svg:d="M1500 0l1500 2789v211h-114l-1286-2392v2392h-200v-2392l-1286 2392h-114v-211z"/>
    <draw:marker draw:name="Square_20_45_20_unfilled" draw:display-name="Square 45 unfilled" svg:viewBox="0 0 3000 3000" svg:d="M1500 3000l-1500-1500 1500-1500 1500 1500zM1500 2715l-1215-1215 1215-1215 1215 1215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6T01:10:58.972000000</meta:creation-date>
    <dc:date>2019-04-26T02:47:33.437000000</dc:date>
    <meta:editing-duration>PT22M29S</meta:editing-duration>
    <meta:editing-cycles>4</meta:editing-cycles>
    <meta:generator>LibreOffice/6.2.3.2$Windows_X86_64 LibreOffice_project/aecc05fe267cc68dde00352a451aa867b3b546ac</meta:generator>
    <meta:document-statistic meta:object-count="49"/>
  </office:meta>
</office:document-meta>
</file>